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Q</mi>
        <mi>j</mi>
      </msub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tyle mathvariant="bold">
          <mrow>
            <msub>
              <mrow>
                <mi>K</mi>
              </mrow>
              <mi>i</mi>
            </msub>
          </mrow>
        </mstyle>
      </mrow>
      <mrow>
        <mi/>
        <mo stretchy="false">⋅</mo>
        <mi/>
      </mrow>
      <mfrac>
        <mrow>
          <mo stretchy="false">∂</mo>
          <mstyle mathvariant="bold">
            <mrow>
              <msub>
                <mrow>
                  <mi>r</mi>
                </mrow>
                <mi>i</mi>
              </msub>
            </mrow>
          </mstyle>
        </mrow>
        <mrow>
          <mo stretchy="false">∂</mo>
          <msub>
            <mi>q</mi>
            <mi>j</mi>
          </msub>
        </mrow>
      </mfrac>
    </mrow>
    <annotation encoding="StarMath 5.0">Q _j `=` sum from {i=1} to N bold{K} _i `cdot` {partial bold{r} _i} over {partial q 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7:25:07.507000000</meta:creation-date>
    <meta:generator>LibreOffice/4.1.4.2$Windows_x86 LibreOffice_project/0a0440ccc0227ad9829de5f46be37cfb6edcf72</meta:generator>
  </office:meta>
</office:document-meta>
</file>